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3.2028in" style:type="center"/>
          <style:tab-stop style:position="6.7189in"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0pt" fo:letter-spacing="normal" fo:language="de" fo:country="DE" fo:font-style="normal" fo:font-weight="normal" style:font-size-asian="10pt" style:font-size-complex="10pt" fo:hyphenate="true" fo:hyphenation-remain-char-count="2" fo:hyphenation-push-char-count="2"/>
    </style:style>
    <style:style style:name="P18"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23" style:family="paragraph" style:parent-style-name="Text_20_body" style:list-style-name="L10">
      <style:paragraph-properties fo:text-align="start" style:justify-single-word="false"/>
      <style:text-properties style:font-name="Univers 47 CondensedLight" fo:language="de" fo:country="DE"/>
    </style:style>
    <style:style style:name="P24" style:family="paragraph" style:parent-style-name="Text_20_body" style:list-style-name="L11">
      <style:paragraph-properties fo:text-align="start" style:justify-single-word="false"/>
      <style:text-properties style:font-name="Univers 47 CondensedLight" fo:language="de" fo:country="DE"/>
    </style:style>
    <style:style style:name="P25" style:family="paragraph" style:parent-style-name="Text_20_body" style:list-style-name="L11">
      <style:paragraph-properties fo:text-align="start" style:justify-single-word="false"/>
      <style:text-properties fo:language="de" fo:country="DE"/>
    </style:style>
    <style:style style:name="P26" style:family="paragraph" style:parent-style-name="Heading_20_3">
      <style:text-properties fo:language="de" fo:country="DE"/>
    </style:style>
    <style:style style:name="P27" style:family="paragraph" style:parent-style-name="Heading_20_3">
      <style:paragraph-properties fo:break-before="page"/>
    </style:style>
    <style:style style:name="P28" style:family="paragraph" style:parent-style-name="Heading_20_2">
      <style:text-properties fo:language="de" fo:country="DE"/>
    </style:style>
    <style:style style:name="P29" style:family="paragraph" style:parent-style-name="Heading_20_2">
      <style:paragraph-properties fo:break-before="page"/>
      <style:text-properties fo:language="de" fo:country="DE"/>
    </style:style>
    <style:style style:name="P30"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31"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32" style:family="paragraph" style:parent-style-name="Standard" style:list-style-name="L2"/>
    <style:style style:name="P33" style:family="paragraph" style:parent-style-name="Standard" style:list-style-name="L3">
      <style:text-properties style:font-name="Univers 47 CondensedLight" fo:language="de" fo:country="DE"/>
    </style:style>
    <style:style style:name="P34" style:family="paragraph" style:parent-style-name="Standard" style:list-style-name="L5">
      <style:paragraph-properties fo:text-align="justify" style:justify-single-word="false"/>
      <style:text-properties style:font-name="Univers 47 CondensedLight" fo:language="de" fo:country="DE"/>
    </style:style>
    <style:style style:name="P35" style:family="paragraph" style:parent-style-name="Standard" style:list-style-name="L6">
      <style:paragraph-properties fo:text-align="justify" style:justify-single-word="false"/>
      <style:text-properties style:font-name="Univers 47 CondensedLight" fo:language="de" fo:country="DE"/>
    </style:style>
    <style:style style:name="P36" style:family="paragraph" style:parent-style-name="Standard" style:list-style-name="L7">
      <style:paragraph-properties fo:text-align="start" style:justify-single-word="false"/>
      <style:text-properties style:font-name="Univers 47 CondensedLight" fo:language="de" fo:country="DE"/>
    </style:style>
    <style:style style:name="P37" style:family="paragraph" style:parent-style-name="Standard" style:list-style-name="L8">
      <style:paragraph-properties fo:text-align="start" style:justify-single-word="false"/>
      <style:text-properties style:font-name="Univers 47 CondensedLight" fo:language="de" fo:country="DE"/>
    </style:style>
    <style:style style:name="P38" style:family="paragraph" style:parent-style-name="Standard" style:list-style-name="L9">
      <style:paragraph-properties fo:text-align="start" style:justify-single-word="false"/>
      <style:text-properties style:font-name="Univers 47 CondensedLight" fo:language="de" fo:country="DE"/>
    </style:style>
    <style:style style:name="P39" style:family="paragraph" style:parent-style-name="Standard">
      <style:paragraph-properties fo:text-align="center" style:justify-single-word="false"/>
      <style:text-properties style:font-name="Univers 47 CondensedLight" fo:language="de" fo:country="DE"/>
    </style:style>
    <style:style style:name="P40"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0pt" fo:language="de" fo:country="DE" style:font-size-asian="10pt" style:font-size-complex="10pt"/>
    </style:style>
    <style:style style:name="T4" style:family="text">
      <style:text-properties style:font-name="Univers 47 CondensedLight" fo:font-size="10pt" fo:language="en" fo:country="US" style:font-size-asian="10pt" style:font-size-complex="10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0pt" fo:letter-spacing="normal" fo:language="de" fo:country="DE" fo:font-style="normal" fo:font-weight="normal" style:font-size-asian="10pt" style:font-size-complex="10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0pt" fo:letter-spacing="normal" fo:language="de" fo:country="DE" fo:font-style="normal" style:text-underline-style="none" fo:font-weight="normal" style:text-blinking="false" style:font-size-asian="10pt" style:font-size-complex="10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0pt" style:font-size-asian="10pt" style:font-size-complex="10pt"/>
    </style:style>
    <style:style style:name="T14" style:family="text">
      <style:text-properties fo:font-size="10pt" fo:language="de" fo:country="DE"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as geschlechtergerechte Neutrum</text:h>
      <text:h text:style-name="P28"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7070054167187539157" text:style-name="L1">
        <text:list-item>
          <text:p text:style-name="P30">sachlich korrekt sein,</text:p>
        </text:list-item>
        <text:list-item>
          <text:p text:style-name="P30">verständlich und lesbar sein,</text:p>
        </text:list-item>
        <text:list-item>
          <text:p text:style-name="P30">vorlesbar sein (mit Blick auf die Altersentwicklung der Bevölkerung und die Tendenz in den Medien, Texte in vorlesbarer Form zur Verfügung zu stellen),</text:p>
        </text:list-item>
        <text:list-item>
          <text:p text:style-name="P30">Rechtssicherheit und Eindeutigkeit gewährleisten,</text:p>
        </text:list-item>
        <text:list-item>
          <text:p text:style-name="P30">übertragbar sein im Hinblick auf deutschsprachige Länder mit mehreren Amts-und Minderheitensprachen (Schweiz, Bozen-Südtirol, Ostbelgien; aber für regionale Amts- und Minderheitensprachen auch Österreich und Deutschland),</text:p>
        </text:list-item>
        <text:list-item>
          <text:p text:style-name="P30">für die Lesenden bzw. Hörenden die Möglichkeit zur Konzentration auf die wesentlichen Sachverhalte und Kerninformationen sicherstellen.</text:p>
        </text:list-item>
        <text:list-item>
          <text:p text:style-name="P30">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 Diese Auffassung hatte er 2023 erneut bekräftigt und ausführlich begründet (<text:a xlink:type="simple" xlink:href="https://www.rechtschreibrat.com/DOX/rfdr_PM_2023-12-20_Geschlechtergerechte_Schreibung_Erlaeuterungs-Begruendungspapier.pdf" text:style-name="Internet_20_link" text:visited-style-name="Visited_20_Internet_20_Link">RfdR, 2023</text:a>).</text:p>
      <text:p text:style-name="P3"><text:soft-page-break/>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2509904948404457008" text:style-name="L2">
        <text:list-item>
          <text:p text:style-name="P32"><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3920266457761167000" text:style-name="L3">
        <text:list-item>
          <text:p text:style-name="P33">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33">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33">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33">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4078426053609280882" text:style-name="L4">
        <text:list-item>
          <text:p text:style-name="P31">Mitarbeiter_innen</text:p>
        </text:list-item>
        <text:list-item>
          <text:p text:style-name="P31">Mitarbeiter/-innen</text:p>
        </text:list-item>
        <text:list-item>
          <text:p text:style-name="P31">MitarbeiterInnen</text:p>
        </text:list-item>
        <text:list-item>
          <text:p text:style-name="P31">Mitarbeiter*innen</text:p>
        </text:list-item>
        <text:list-item>
          <text:p text:style-name="P31">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29"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Mitglied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h text:style-name="Heading_20_3" text:outline-level="3"/>
      <text:h text:style-name="Heading_20_3" text:outline-level="3"/>
      <text:h text:style-name="P27" text:outline-level="3">Besondere Fälle</text:h>
      <text:p text:style-name="Text_20_body">Die oben angeführten Kernregeln decken schon den größten Teil des üblichen Sprachgebrauchs ab. Es gibt aber noch einige besondere Fälle, welche die eingangs genannten Formen geschlechtergerechter Schreibung oft gänzlich unbrauchbar machen. Auch sie finden bei Verwendung des geschlechtergerechten Neutrums auf sehr einfache Weise Berücksichtigung.</text:p>
      <text:list xml:id="list2412926817999121262" text:style-name="L5">
        <text:list-item>
          <text:p text:style-name="P34">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list-item>
      </text:list>
      <text:p text:style-name="P4">der Vorsitzende, die Vorsitzende → <text:s/>das Vorsitzendi</text:p>
      <text:list xml:id="list2430545558061922562" text:style-name="L6">
        <text:list-item>
          <text:p text:style-name="P3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list-item>
      </text:list>
      <text:p text:style-name="P4">Liebling, Prüfling, Häftling → Liebli, Prüfli, Häftli</text:p>
      <text:list xml:id="list46004959141951348" text:style-name="L7">
        <text:list-item>
          <text:p text:style-name="P36">Ist die weibliche Personenbezeichnung die Basis und die männliche wird abgeleitet, versagen die eingangs genannten Formen inklusive des Gendersterns gänzlich. Das geschlechtergerechte Neutrum ergibt sich dagegen sehr einfach aus der weiblichen Form durch Ersetzen des letzten Vokals mit dem bzw. dem Anhängen des „i“.</text:p>
        </text:list-item>
      </text:list>
      <text:p text:style-name="P4">Hexe, Witwe, Braut → Hexi, <text:s/>Witwi, Brauti</text:p>
      <text:list xml:id="list3222571744425978006" text:style-name="L8">
        <text:list-item>
          <text:p text:style-name="P37">Bei maskulinen Personenbezeichnungen auf -erer wird die weibliche Form ohne das abschließende „n“ verwendet.</text:p>
        </text:list-item>
      </text:list>
      <text:p text:style-name="P4">Wanderer, Eroberer, Zauberer → Wanderi, Eroberi, Zauberi</text:p>
      <text:list xml:id="list7379969688756536236" text:style-name="L9">
        <text:list-item>
          <text:p text:style-name="P38">Geschlechtsneutrale Personenbezeichnungen wie der Mensch, die Person, das Individuum bleiben selbstverständlich unverändert.</text:p>
        </text:list-item>
      </text:list>
      <text:h text:style-name="P29" text:outline-level="2">Vorangegangene Arbeiten und Analogien</text:h>
      <text:h text:style-name="P26"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26"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22">Zudem ist das geschlechtergerechte Neutrum leichter gleichberechtigt aus der männlichen oder weiblichen Form im üblichen Sprachfluss abzuleiten und hat zu beiden die gleiche Distanz. Es muss nicht erst der Wortstamm ermittelt werden, was teilweise schwierig und fehlerträchtig ist.</text:p>
      <text:h text:style-name="P26" text:outline-level="3">Gernot Winter</text:h>
      <text:p text:style-name="P13"><text:span text:style-name="T6">Der Verleger schlägt auf seiner Website (</text:span><text:a xlink:type="simple" xlink:href="https://www.generisches-neutrum.com/" text:style-name="Internet_20_link" text:visited-style-name="Visited_20_Internet_20_Link">Winter, 2024</text:a><text:span text:style-name="T6">) das sogenannte „Generische Neutrum“ vor. Die Kernregel besagt, auf die weibliche Movierung ganz zu verzichten und lediglich konsequent den Artikel „das“ zu verwenden. Da die Deklination neutraler Artikel aber im Genitiv und im Dativ der Deklination des Maskulinum entspricht, ist dieses „generische Neutrum“ über weite Strecken nicht vom tradierten Sprachgebrauch zu unterscheiden. Das stellt zwar einen noch geringeren Eingriff in die Sprache dar als das geschlechtergerechte Neutrum, macht aber damit Frauen und nicht binäre Personen weiterhin nicht sichtbar.</text:span></text:p>
      <text:h text:style-name="P29" text:outline-level="2">Prüfung</text:h>
      <text:p text:style-name="P10">Das geschlechtergerechte Neutrum soll in diesem Abschnitt gegen Beispiele aus der Literatur geprüft werden, die sich mit den Möglichkeiten und Problemen der geschlechtergerechten Sprache beschäftigen.</text:p>
      <text:list xml:id="list8670056236746454392" text:style-name="L10">
        <text:list-item>
          <text:p text:style-name="P23">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1163688206707822394" text:style-name="L11">
        <text:list-item>
          <text:p text:style-name="P25"><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4">Ersatzform Substantivierte Partizipien (GfdS, 2020)<text:line-break/>Anders als bei Student (Studierender), lassen sich oft keine Ersatzformen bilden, z.B. für Schüler, Kollege, Autor etc.<text:line-break/>→ <text:s/>Schüleri, Kollegi, Autori</text:p>
        </text:list-item>
        <text:list-item>
          <text:p text:style-name="P24">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4">„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25">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Zur weiteren Prüfung folgen Beispiele, die das geneigte Leseri bitte selbst nach anderen Methoden in eine ge<text:soft-page-break/>schlechtergerechte Form zu bringen versuchen soll, und die Auflösung mit geschlechtergerechtem Neutrum</text:p>
      <text:list xml:id="list31425046" text:continue-numbering="true" text:style-name="L11">
        <text:list-item>
          <text:p text:style-name="P24">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25">„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4">„In einer Ehe sollen beide Partner gleichberechtigt sein“ (Kubelik, 2015, S.105)<text:line-break/>→ „In einer Ehe sollen beide Partneris gleichberechtigt sein“</text:p>
        </text:list-item>
        <text:list-item>
          <text:p text:style-name="P24">„Frauen sind die besseren Autofahrer“ (Kubelik, 2015, S.105)<text:line-break/>→ „Frauen sind die besseren Autofahreris“</text:p>
        </text:list-item>
      </text:list>
      <text:h text:style-name="P28"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scheint mittlerweile bewiesen, weist implizit auf das männliche Geschlecht hin.</text:p>
      <text:p text:style-name="P10">„Für den Hochschulbereich ist eine Zunahme einer geschlechtergerechten Schreibung mit Sonderzeichen im Wortinneren in systematischer Abweichung von den Regelungen im Amtlichen Regelwerk der deutschen Rechtschreibung zu beobachten. Inwieweit den Hochschulen das Recht zusteht, von der amtlichen deutschen Rechtschreibung abzuweichen, ist strittig.“ schreibt der Rat für deutsche Rechtschreibung <text:span text:style-name="T5">(</text:span><text:a xlink:type="simple" xlink:href="https://www.rechtschreibrat.com/DOX/rfdr_PM_2023-12-20_Geschlechtergerechte_Schreibung_Erlaeuterungs-Begruendungspapier.pdf" text:style-name="Internet_20_link" text:visited-style-name="Visited_20_Internet_20_Link">RfdR, 2023</text:a><text:span text:style-name="T5">)</text:span></text:p>
      <text:p text:style-name="P10"><text:span text:style-name="T11">Sofern Hochschulen sich aber dafür entscheiden, eine geschlechtergerechte Schreibweise fördern zu wollen, sollte das geschlechtergerechte Neutrum zur Anwendung kommen. Wie auch bezüglich wissenschaftlicher Theorien, muss sich in einem akademischen Umfeld die einfachste Vorgehensweise durchsetzen, sofern mehrere gleichwertig erscheinende konkurrieren. Das geschlechtergerechte Neutrum ist äußerst simpel und stellt nur einen minimalinvasiven Eingriff in die Sprache dar. </text:span><text:span text:style-name="T6">Folglich</text:span><text:span text:style-name="T11"> ist das geschlechtergerechte Neutrum für den Einsatz an Bildungseinrichtungen dringend zu empfehlen, um von dort seinen Weg in die allgemeine deutsche Sprachkultur zu finden.</text:span></text:p>
      <text:h text:style-name="P29" text:outline-level="2">Quellen</text:h>
      <text:p text:style-name="P15"><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1"><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6"><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6"><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6"><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6"><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6"><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1"><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9"><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7">Kubelik, Thomas, „Genug Gegendert“, Projekte Verlag, Rudolstadt, 2015</text:p>
      <text:p text:style-name="P21"><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8"><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1"><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1"><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18"><text:span text:style-name="T7">RfdR, Erläuterung und Begründung zum Ergänzungspassus „Sonderzeichen“ 15.12.2023. 2023, <text:s/></text:span><text:a xlink:type="simple" xlink:href="https://www.rechtschreibrat.com/DOX/rfdr_PM_2023-12-20_Geschlechtergerechte_Schreibung_Erlaeuterungs-Begruendungspapier.pdf" text:style-name="Internet_20_link" text:visited-style-name="Visited_20_Internet_20_Link">https://www.rechtschreibrat.com/DOX/rfdr_PM_2023-12-20_Geschlechtergerechte_Schreibung_Erlaeuterungs-Begruendungspapier.pdf</text:a><text:span text:style-name="T7">, Zugriff 29.12.2024</text:span></text:p>
      <text:p text:style-name="P20"><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6"><text:span text:style-name="T13">Sprache und Gendern, 2024<text:line-break/></text:span><text:a xlink:type="simple" xlink:href="https://www.sprache-und-gendern.de/beitraege/das-generische-maskulinum" text:style-name="Internet_20_link" text:visited-style-name="Visited_20_Internet_20_Link"><text:span text:style-name="T13">https://www.sprache-und-gendern.de/beitraege/das-generische-maskulinum</text:span></text:a><text:span text:style-name="T13">, Zugriff 29.12.2024</text:span></text:p>
      <text:p text:style-name="P16"><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6"><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text:p text:style-name="P16"><text:span text:style-name="T13">Winter, Gernot, </text:span><text:a xlink:type="simple" xlink:href="https://www.generisches-neutrum.com/" text:style-name="Internet_20_link" text:visited-style-name="Visited_20_Internet_20_Link"><text:span text:style-name="T13">https://www.generisches-neutrum.com</text:span></text:a><text:span text:style-name="T13">, Zugriff 29.12.2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in"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in" fo:margin-bottom="0.0835in"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0866in" fo:margin-bottom="0.0429in"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866in" fo:margin-bottom="0.0827in"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028in" style:type="center"/>
          <style:tab-stop style:position="6.40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2028in" style:type="center"/>
          <style:tab-stop style:position="6.7189in" style:type="right"/>
        </style:tab-stops>
      </style:paragraph-properties>
      <style:text-properties fo:font-size="10pt" style:font-size-asian="10pt" style:font-size-complex="10pt"/>
    </style:style>
    <style:page-layout style:name="Mpm1">
      <style:page-layout-properties fo:page-width="8.2681in" fo:page-height="11.6929in" style:num-format="1" style:print-orientation="portrait" fo:margin-top="0.7874in" fo:margin-bottom="0.2866in" fo:margin-left="0.7398in" fo:margin-right="0.820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5in" fo:margin-left="0in" fo:margin-right="0in" fo:margin-top="0.1965in"/>
      </style:footer-style>
    </style:page-layout>
  </office:automatic-styles>
  <office:master-styles>
    <style:master-page style:name="Standard" style:page-layout-name="Mpm1">
      <style:footer>
        <text:p text:style-name="MP1">Prof. Jirka Dell'Oro-Friedl, Dezember 2024<text:tab/><text:tab/>Seite <text:page-number text:select-page="current">5</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4-12-29T11:15:10.73</dc:date>
    <dc:creator>Jirka Dell'Oro-Friedl</dc:creator>
    <meta:editing-duration>P4DT22H46M41S</meta:editing-duration>
    <meta:editing-cycles>89</meta:editing-cycles>
    <meta:generator>OpenOffice/4.1.15$Win32 OpenOffice.org_project/4115m2$Build-9813</meta:generator>
    <meta:document-statistic meta:table-count="0" meta:image-count="0" meta:object-count="0" meta:page-count="8" meta:paragraph-count="117" meta:word-count="3123" meta:character-count="25042"/>
  </office:meta>
</office:document-meta>
</file>